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*<text:line-break/> *<text:line-break/> * <text:line-break/> * <text:line-break/> * <text:line-break/> * <text:line-break/> <text:s text:c="4"/>gg <text:s text:c="68"/>,ggggggggggg, <text:s text:c="45"/><text:line-break/> <text:s text:c="3"/>dP8, <text:s text:c="66"/>dP"""88""""""Y8, <text:s text:c="43"/><text:line-break/> <text:s text:c="2"/>dP Yb <text:s text:c="66"/>Yb, <text:s/>88 <text:s text:c="5"/>`8b <text:s text:c="43"/><text:line-break/> <text:s/>,8 <text:s/>`8, <text:s text:c="66"/>`" <text:s/>88 <text:s text:c="5"/>,8P <text:s text:c="43"/><text:line-break/> <text:s/>I8 <text:s text:c="2"/>Yb <text:s text:c="70"/>88aaaad8P" <text:s text:c="44"/><text:line-break/> <text:s/>`8b, `8, <text:s text:c="4"/>,gggg,gg <text:s text:c="2"/>,ggg,,ggg,,ggg, <text:s text:c="3"/>,ggg,,ggg,,ggg, <text:s text:c="4"/>,gggg,gg <text:s text:c="6"/>88""""Y8ba <text:s/>,ggg, <text:s text:c="4"/>,gggg,gg <text:s text:c="2"/>,ggg,,ggg, <text:s text:c="4"/>,g, <text:s text:c="3"/><text:line-break/> <text:s text:c="2"/>`"Y88888 <text:s text:c="2"/>dP" <text:s/>"Y8I <text:s/>,8" "8P" "8P" "8, <text:s/>,8" "8P" "8P" "8, <text:s text:c="2"/>dP" <text:s/>"Y8I <text:s text:c="6"/>88 <text:s text:c="5"/>`8bi8" "8i <text:s text:c="2"/>dP" <text:s/>"Y8I <text:s/>,8" "8P" "8, <text:s text:c="2"/>,8'8, <text:s text:c="2"/><text:line-break/> <text:s text:c="6"/>"Y8 <text:s text:c="2"/>i8' <text:s text:c="3"/>,8I <text:s/>I8 <text:s text:c="2"/>8I <text:s text:c="2"/>8I <text:s text:c="2"/>8I <text:s/>I8 <text:s text:c="2"/>8I <text:s text:c="2"/>8I <text:s text:c="2"/>8I <text:s/>i8' <text:s text:c="3"/>,8I <text:s text:c="6"/>88 <text:s text:c="5"/>,8PI8, ,8I <text:s/>i8' <text:s text:c="3"/>,8I <text:s/>I8 <text:s text:c="2"/>8I <text:s text:c="2"/>8I <text:s/>,8' <text:s/>Yb <text:s/><text:line-break/> <text:s text:c="7"/>,88,,d8, <text:s text:c="2"/>,d8b,,dP <text:s text:c="2"/>8I <text:s text:c="2"/>8I <text:s text:c="2"/>Yb,,dP <text:s text:c="2"/>8I <text:s text:c="2"/>8I <text:s text:c="2"/>Yb,,d8, <text:s text:c="2"/>,d8b, <text:s text:c="5"/>88_____,d8'`YbadP' ,d8, <text:s text:c="2"/>,d8b,,dP <text:s text:c="2"/>8I <text:s text:c="2"/>Yb,,8'_ <text:s text:c="2"/>8) <text:line-break/> <text:s text:c="3"/>,ad88888P"Y8888P"`Y88P' <text:s text:c="2"/>8I <text:s text:c="2"/>8I <text:s text:c="2"/>`Y88P' <text:s text:c="2"/>8I <text:s text:c="2"/>8I <text:s text:c="2"/>`Y8P"Y8888P"`Y8 <text:s text:c="4"/>88888888P" 888P"Y888P"Y8888P"`Y88P' <text:s text:c="2"/>8I <text:s text:c="2"/>`Y8P' "YY8P8P<text:line-break/> <text:s/>,dP"' <text:s text:c="2"/>Yb <text:s text:c="122"/><text:line-break/> ,8' <text:s text:c="5"/>I8 <text:s text:c="122"/><text:line-break/>,8' <text:s text:c="6"/>I8 <text:s text:c="122"/><text:line-break/>I8, <text:s text:c="5"/>,8' <text:s text:c="122"/><text:line-break/>`Y8,___,d8' <text:s text:c="123"/><text:line-break/> <text:s/>"Y888P" <text:s text:c="125"/><text:line-break/><text:line-break/><text:line-break/> <text:s text:c="9"/>Jamma Beans will be used at the entry point of the GAME.<text:line-break/> <text:s text:c="9"/>50% will be added to the pancake swap LP.<text:line-break/> <text:s text:c="9"/>25% will be burnt.<text:line-break/> <text:s text:c="9"/>21% will be used in the air drops.<text:line-break/> <text:s text:c="9"/>2% Marketing fund.<text:line-break/> <text:s text:c="9"/>2% Dev fund.<text:line-break/> <text:s text:c="9"/><text:line-break/> <text:s text:c="9"/>JammaBeans.com<text:line-break/> <text:s text:c="9"/>https://t.me/jammabeans<text:line-break/> <text:s text:c="9"/>https://t.me/JammaBeansEnglish<text:line-break/> <text:s text:c="9"/>https://twitter.com/beansjamma<text:line-break/> <text:s text:c="9"/>https://discord.gg/T9avyYAbbN<text:line-break/> <text:s text:c="9"/><text:line-break/>*/<text:line-break/><text:line-break/>// SPDX-License-Identifier: MIT<text:line-break/><text:line-break/>pragma solidity ^0.8.4;<text:line-break/><text:line-break/>abstract contract Context {<text:line-break/><text:soft-page-break/> <text:s text:c="3"/>function _msgSender() internal view virtual returns (address) {<text:line-break/> <text:s text:c="7"/>return msg.sender;<text:line-break/> <text:s text:c="3"/>}<text:line-break/><text:line-break/> <text:s text:c="3"/>function _msgData() internal view virtual returns (bytes memory) {<text:line-break/> <text:s text:c="7"/>this; // silence state mutability warning without generating bytecode - see https://github.com/ethereum/solidity/issues/2691<text:line-break/> <text:s text:c="7"/>return msg.data;<text:line-break/> <text:s text:c="3"/>}<text:line-break/>}<text:line-break/><text:line-break/>interface IBEP20 {<text:line-break/> <text:s text:c="3"/>function totalSupply() external view returns (uint256);<text:line-break/> <text:s text:c="3"/>function balanceOf(address account) external view returns (uint256);<text:line-break/> <text:s text:c="3"/>function transfer(address recipient, uint256 amount) external returns (bool);<text:line-break/> <text:s text:c="3"/>function allowance(address owner, address spender) external view returns (uint256);<text:line-break/> <text:s text:c="3"/>function approve(address spender, uint256 amount) external returns (bool);<text:line-break/> <text:s text:c="3"/>function transferFrom(address sender, address recipient, uint256 amount) external returns (bool);<text:line-break/> <text:s text:c="3"/>event Transfer(address indexed from, address indexed to, uint256 value);<text:line-break/> <text:s text:c="3"/>event Approval(address indexed owner, address indexed spender, uint256 value);<text:line-break/>}<text:line-break/> <text:line-break/>library SafeMath {<text:line-break/> <text:s text:c="3"/>/**<text:line-break/> <text:s text:c="4"/>* @dev Returns the addition of two unsigned integers, reverting on<text:line-break/> <text:s text:c="4"/>* overflow.<text:line-break/> <text:s text:c="4"/>*<text:line-break/> <text:s text:c="4"/>* Counterpart to Solidity's `+` operator.<text:line-break/> <text:s text:c="4"/>*<text:line-break/> <text:s text:c="4"/>* Requirements:<text:line-break/> <text:s text:c="4"/>*<text:line-break/> <text:s text:c="4"/>* - Addition cannot overflow.<text:line-break/> <text:s text:c="4"/>*/<text:line-break/> <text:s text:c="3"/>function add(uint256 a, uint256 b) internal pure returns (uint256) {<text:line-break/> <text:s text:c="7"/>uint256 c = a + b;<text:line-break/> <text:s text:c="7"/>require(c &gt;= a, "SafeMath: addition overflow");<text:line-break/><text:line-break/> <text:s text:c="7"/>return c;<text:line-break/> <text:s text:c="3"/>}<text:line-break/><text:line-break/> <text:s text:c="3"/>/**<text:line-break/> <text:s text:c="4"/>* @dev Returns the subtraction of two unsigned integers, reverting on<text:line-break/> <text:s text:c="4"/>* overflow (when the result is negative).<text:line-break/> <text:s text:c="4"/>*<text:line-break/> <text:s text:c="4"/>* Counterpart to Solidity's `-` operator.<text:line-break/> <text:s text:c="4"/>*<text:line-break/> <text:s text:c="4"/>* Requirements:<text:line-break/> <text:s text:c="4"/>*<text:line-break/> <text:s text:c="4"/>* - Subtraction cannot overflow.<text:line-break/><text:soft-page-break/> <text:s text:c="4"/>*/<text:line-break/> <text:s text:c="3"/>function sub(uint256 a, uint256 b) internal pure returns (uint256) {<text:line-break/> <text:s text:c="7"/>return sub(a, b, "SafeMath: subtraction overflow");<text:line-break/> <text:s text:c="3"/>}<text:line-break/><text:line-break/> <text:s text:c="3"/>/**<text:line-break/> <text:s text:c="4"/>* @dev Returns the subtraction of two unsigned integers, reverting with custom message on<text:line-break/> <text:s text:c="4"/>* overflow (when the result is negative).<text:line-break/> <text:s text:c="4"/>*<text:line-break/> <text:s text:c="4"/>* Counterpart to Solidity's `-` operator.<text:line-break/> <text:s text:c="4"/>*<text:line-break/> <text:s text:c="4"/>* Requirements:<text:line-break/> <text:s text:c="4"/>*<text:line-break/> <text:s text:c="4"/>* - Subtraction cannot overflow.<text:line-break/> <text:s text:c="4"/>*/<text:line-break/> <text:s text:c="3"/>function sub(uint256 a, uint256 b, string memory errorMessage) internal pure returns (uint256) {<text:line-break/> <text:s text:c="7"/>require(b &lt;= a, errorMessage);<text:line-break/> <text:s text:c="7"/>uint256 c = a - b;<text:line-break/><text:line-break/> <text:s text:c="7"/>return c;<text:line-break/> <text:s text:c="3"/>}<text:line-break/><text:line-break/> <text:s text:c="3"/>/**<text:line-break/> <text:s text:c="4"/>* @dev Returns the multiplication of two unsigned integers, reverting on<text:line-break/> <text:s text:c="4"/>* overflow.<text:line-break/> <text:s text:c="4"/>*<text:line-break/> <text:s text:c="4"/>* Counterpart to Solidity's `*` operator.<text:line-break/> <text:s text:c="4"/>*<text:line-break/> <text:s text:c="4"/>* Requirements:<text:line-break/> <text:s text:c="4"/>*<text:line-break/> <text:s text:c="4"/>* - Multiplication cannot overflow.<text:line-break/> <text:s text:c="4"/>*/<text:line-break/> <text:s text:c="3"/>function mul(uint256 a, uint256 b) internal pure returns (uint256) {<text:line-break/> <text:s text:c="7"/>// Gas optimization: this is cheaper than requiring 'a' not being zero, but the<text:line-break/> <text:s text:c="7"/>// benefit is lost if 'b' is also tested.<text:line-break/> <text:s text:c="7"/>// See: https://github.com/OpenZeppelin/openzeppelin-contracts/pull/522<text:line-break/> <text:s text:c="7"/>if (a == 0) {<text:line-break/> <text:s text:c="11"/>return 0;<text:line-break/> <text:s text:c="7"/>}<text:line-break/><text:line-break/> <text:s text:c="7"/>uint256 c = a * b;<text:line-break/> <text:s text:c="7"/>require(c / a == b, "SafeMath: multiplication overflow");<text:line-break/><text:line-break/> <text:s text:c="7"/>return c;<text:line-break/> <text:s text:c="3"/>}<text:line-break/><text:line-break/> <text:s text:c="3"/>/**<text:line-break/> <text:s text:c="4"/>* @dev Returns the integer division of two unsigned integers. Reverts on<text:line-break/> <text:s text:c="4"/>* division by zero. The result is rounded towards zero.<text:line-break/><text:soft-page-break/> <text:s text:c="4"/>*<text:line-break/> <text:s text:c="4"/>* Counterpart to Solidity's `/` operator. Note: this function uses a<text:line-break/> <text:s text:c="4"/>* `revert` opcode (which leaves remaining gas untouched) while Solidity<text:line-break/> <text:s text:c="4"/>* uses an invalid opcode to revert (consuming all remaining gas).<text:line-break/> <text:s text:c="4"/>*<text:line-break/> <text:s text:c="4"/>* Requirements:<text:line-break/> <text:s text:c="4"/>*<text:line-break/> <text:s text:c="4"/>* - The divisor cannot be zero.<text:line-break/> <text:s text:c="4"/>*/<text:line-break/> <text:s text:c="3"/>function div(uint256 a, uint256 b) internal pure returns (uint256) {<text:line-break/> <text:s text:c="7"/>return div(a, b, "SafeMath: division by zero");<text:line-break/> <text:s text:c="3"/>}<text:line-break/><text:line-break/> <text:s text:c="3"/>/**<text:line-break/> <text:s text:c="4"/>* @dev Returns the integer division of two unsigned integers. Reverts with custom message on<text:line-break/> <text:s text:c="4"/>* division by zero. The result is rounded towards zero.<text:line-break/> <text:s text:c="4"/>*<text:line-break/> <text:s text:c="4"/>* Counterpart to Solidity's `/` operator. Note: this function uses a<text:line-break/> <text:s text:c="4"/>* `revert` opcode (which leaves remaining gas untouched) while Solidity<text:line-break/> <text:s text:c="4"/>* uses an invalid opcode to revert (consuming all remaining gas).<text:line-break/> <text:s text:c="4"/>*<text:line-break/> <text:s text:c="4"/>* Requirements:<text:line-break/> <text:s text:c="4"/>*<text:line-break/> <text:s text:c="4"/>* - The divisor cannot be zero.<text:line-break/> <text:s text:c="4"/>*/<text:line-break/> <text:s text:c="3"/>function div(uint256 a, uint256 b, string memory errorMessage) internal pure returns (uint256) {<text:line-break/> <text:s text:c="7"/>require(b &gt; 0, errorMessage);<text:line-break/> <text:s text:c="7"/>uint256 c = a / b;<text:line-break/> <text:s text:c="7"/>// assert(a == b * c + a % b); // There is no case in which this doesn't hold<text:line-break/><text:line-break/> <text:s text:c="7"/>return c;<text:line-break/> <text:s text:c="3"/>}<text:line-break/><text:line-break/> <text:s text:c="3"/>/**<text:line-break/> <text:s text:c="4"/>* @dev Returns the remainder of dividing two unsigned integers. (unsigned integer modulo),<text:line-break/> <text:s text:c="4"/>* Reverts when dividing by zero.<text:line-break/> <text:s text:c="4"/>*<text:line-break/> <text:s text:c="4"/>* Counterpart to Solidity's `%` operator. This function uses a `revert`<text:line-break/> <text:s text:c="4"/>* opcode (which leaves remaining gas untouched) while Solidity uses an<text:line-break/> <text:s text:c="4"/>* invalid opcode to revert (consuming all remaining gas).<text:line-break/> <text:s text:c="4"/>*<text:line-break/> <text:s text:c="4"/>* Requirements:<text:line-break/> <text:s text:c="4"/>*<text:line-break/> <text:s text:c="4"/>* - The divisor cannot be zero.<text:line-break/> <text:s text:c="4"/>*/<text:line-break/> <text:s text:c="3"/>function mod(uint256 a, uint256 b) internal pure returns (uint256) {<text:line-break/> <text:s text:c="7"/>return mod(a, b, "SafeMath: modulo by zero");<text:line-break/> <text:s text:c="3"/>}<text:line-break/><text:line-break/><text:soft-page-break/> <text:s text:c="3"/>/**<text:line-break/> <text:s text:c="4"/>* @dev Returns the remainder of dividing two unsigned integers. (unsigned integer modulo),<text:line-break/> <text:s text:c="4"/>* Reverts with custom message when dividing by zero.<text:line-break/> <text:s text:c="4"/>*<text:line-break/> <text:s text:c="4"/>* Counterpart to Solidity's `%` operator. This function uses a `revert`<text:line-break/> <text:s text:c="4"/>* opcode (which leaves remaining gas untouched) while Solidity uses an<text:line-break/> <text:s text:c="4"/>* invalid opcode to revert (consuming all remaining gas).<text:line-break/> <text:s text:c="4"/>*<text:line-break/> <text:s text:c="4"/>* Requirements:<text:line-break/> <text:s text:c="4"/>*<text:line-break/> <text:s text:c="4"/>* - The divisor cannot be zero.<text:line-break/> <text:s text:c="4"/>*/<text:line-break/> <text:s text:c="3"/>function mod(uint256 a, uint256 b, string memory errorMessage) internal pure returns (uint256) {<text:line-break/> <text:s text:c="7"/>require(b != 0, errorMessage);<text:line-break/> <text:s text:c="7"/>return a % b;<text:line-break/> <text:s text:c="3"/>}<text:line-break/>}<text:line-break/><text:line-break/>contract Ownable is Context {<text:line-break/> <text:s text:c="3"/>address private _owner;<text:line-break/> <text:s text:c="3"/>address private _previousOwner;<text:line-break/> <text:s text:c="3"/>uint256 private _lockTime;<text:line-break/><text:line-break/> <text:s text:c="3"/>event OwnershipTransferred(address indexed previousOwner, address indexed newOwner);<text:line-break/><text:line-break/> <text:s text:c="3"/>constructor () {<text:line-break/> <text:s text:c="7"/>address msgSender = _msgSender();<text:line-break/> <text:s text:c="7"/>_owner = msgSender;<text:line-break/> <text:s text:c="7"/>_previousOwner = msgSender;<text:line-break/> <text:s text:c="7"/>emit OwnershipTransferred(address(0), msgSender);<text:line-break/> <text:s text:c="3"/>}<text:line-break/><text:line-break/> <text:s text:c="3"/>function owner() public view returns (address) {<text:line-break/> <text:s text:c="7"/>return _owner;<text:line-break/> <text:s text:c="3"/>}<text:line-break/><text:line-break/> <text:s text:c="3"/>modifier onlyOwner() {<text:line-break/> <text:s text:c="7"/>require(_owner == _msgSender(), "Ownable: caller is not the owner");<text:line-break/> <text:s text:c="7"/>_;<text:line-break/> <text:s text:c="3"/>}<text:line-break/><text:line-break/> <text:s text:c="3"/>function renounceOwnership() public virtual onlyOwner {<text:line-break/> <text:s text:c="7"/>emit OwnershipTransferred(_owner, address(0));<text:line-break/> <text:s text:c="7"/>_owner = address(0);<text:line-break/> <text:s text:c="3"/>}<text:line-break/><text:line-break/> <text:s text:c="3"/>function transferOwnership(address newOwner) public virtual onlyOwner {<text:line-break/> <text:s text:c="7"/>require(newOwner != address(0), "Ownable: new owner is the zero address");<text:line-break/> <text:s text:c="7"/>emit OwnershipTransferred(_owner, newOwner);<text:line-break/><text:soft-page-break/> <text:s text:c="7"/>_owner = newOwner;<text:line-break/> <text:s text:c="3"/>}<text:line-break/><text:line-break/> <text:s text:c="3"/>function getUnlockTime() public view returns (uint256) {<text:line-break/> <text:s text:c="7"/>return _lockTime;<text:line-break/> <text:s text:c="3"/>}<text:line-break/><text:line-break/> <text:s text:c="3"/>function lock(uint256 time) public virtual onlyOwner {<text:line-break/> <text:s text:c="7"/>_previousOwner = _owner;<text:line-break/> <text:s text:c="7"/>_owner = address(0);<text:line-break/> <text:s text:c="7"/>_lockTime = block.timestamp + time;<text:line-break/> <text:s text:c="7"/>emit OwnershipTransferred(_owner, address(0));<text:line-break/> <text:s text:c="3"/>}<text:line-break/> <text:s text:c="3"/><text:line-break/> <text:s text:c="3"/>function unlock() public virtual {<text:line-break/> <text:s text:c="7"/>require(_previousOwner == msg.sender, "You don't have permission to unlock");<text:line-break/> <text:s text:c="7"/>require(block.timestamp &gt; _lockTime , "Contract is still locked");<text:line-break/> <text:s text:c="7"/>emit OwnershipTransferred(_owner,</text:p>
      <text:p text:style-name="Standard"><text:s/>_previousOwner);<text:line-break/> <text:s text:c="7"/>_owner = _previousOwner;<text:line-break/><text:line-break/> <text:s text:c="3"/>}<text:line-break/>}<text:line-break/><text:line-break/>interface IUniswapV2Factory {<text:line-break/> <text:s text:c="3"/>event PairCreated(address indexed token0, address indexed token1, address pair, uint);<text:line-break/><text:line-break/> <text:s text:c="3"/>function feeTo() external view returns (address);<text:line-break/> <text:s text:c="3"/>function feeToSetter() external view returns (address);<text:line-break/><text:line-break/> <text:s text:c="3"/>function getPair(address tokenA, address tokenB) external view returns (address pair);<text:line-break/> <text:s text:c="3"/>function allPairs(uint) external view returns (address pair);<text:line-break/> <text:s text:c="3"/>function allPairsLength() external view returns (uint);<text:line-break/><text:line-break/> <text:s text:c="3"/>function createPair(address tokenA, address tokenB) external returns (address pair);<text:line-break/><text:line-break/> <text:s text:c="3"/>function setFeeTo(address) external;<text:line-break/> <text:s text:c="3"/>function setFeeToSetter(address) external;<text:line-break/>}<text:line-break/><text:line-break/>interface IUniswapV2Pair {<text:line-break/> <text:s text:c="3"/>event Approval(address indexed owner, address indexed spender, uint value);<text:line-break/> <text:s text:c="3"/>event Transfer(address indexed from, address indexed to, uint value);<text:line-break/><text:line-break/> <text:s text:c="3"/>function name() external pure returns (string memory);<text:line-break/> <text:s text:c="3"/>function symbol() external pure returns (string memory);<text:line-break/> <text:s text:c="3"/>function decimals() external pure returns (uint8);<text:line-break/> <text:s text:c="3"/>function totalSupply() external view returns (uint);<text:line-break/> <text:s text:c="3"/>function balanceOf(address owner) external view returns (uint);<text:line-break/><text:soft-page-break/> <text:s text:c="3"/>function allowance(address owner, address spender) external view returns (uint);<text:line-break/><text:line-break/> <text:s text:c="3"/>function approve(address spender, uint value) external returns (bool);<text:line-break/> <text:s text:c="3"/>function transfer(address to, uint value) external returns (bool);<text:line-break/> <text:s text:c="3"/>function transferFrom(address from, address to, uint value) external returns (bool);<text:line-break/><text:line-break/> <text:s text:c="3"/>function DOMAIN_SEPARATOR() external view returns (bytes32);<text:line-break/> <text:s text:c="3"/>function PERMIT_TYPEHASH() external pure returns (bytes32);<text:line-break/> <text:s text:c="3"/>function nonces(address owner) external view returns (uint);<text:line-break/><text:line-break/> <text:s text:c="3"/>function permit(address owner, address spender, uint value, uint deadline, uint8 v, bytes32 r, bytes32 s) external;<text:line-break/><text:line-break/> <text:s text:c="3"/>event Mint(address indexed sender, uint amount0, uint amount1);<text:line-break/> <text:s text:c="3"/><text:line-break/> <text:s text:c="3"/>event Swap(<text:line-break/> <text:s text:c="7"/>address indexed sender,<text:line-break/> <text:s text:c="7"/>uint amount0In,<text:line-break/> <text:s text:c="7"/>uint amount1In,<text:line-break/> <text:s text:c="7"/>uint amount0Out,<text:line-break/> <text:s text:c="7"/>uint amount1Out,<text:line-break/> <text:s text:c="7"/>address indexed to<text:line-break/> <text:s text:c="3"/>);<text:line-break/> <text:s text:c="3"/>event Sync(uint112 reserve0, uint112 reserve1);<text:line-break/><text:line-break/> <text:s text:c="3"/>function MINIMUM_LIQUIDITY() external pure returns (uint);<text:line-break/> <text:s text:c="3"/>function factory() external view returns (address);<text:line-break/> <text:s text:c="3"/>function token0() external view returns (address);<text:line-break/> <text:s text:c="3"/>function token1() external view returns (address);<text:line-break/> <text:s text:c="3"/>function getReserves() external view returns (uint112 reserve0, uint112 reserve1, uint32 blockTimestampLast);<text:line-break/> <text:s text:c="3"/>function price0CumulativeLast() external<text:line-break/> view returns (uint);<text:line-break/> <text:s text:c="3"/>function price1CumulativeLast() external view returns (uint);<text:line-break/> <text:s text:c="3"/>function kLast() external view returns (uint);<text:line-break/><text:line-break/> <text:s text:c="3"/>function mint(address to) external returns (uint liquidity);<text:line-break/> <text:s text:c="3"/><text:line-break/> <text:s text:c="3"/>function swap(uint amount0Out, uint amount1Out, address to, bytes calldata data) external;<text:line-break/> <text:s text:c="3"/>function skim(address to) external;<text:line-break/> <text:s text:c="3"/>function sync() external;<text:line-break/><text:line-break/> <text:s text:c="3"/>function initialize(address, address) external;<text:line-break/>}<text:line-break/><text:line-break/>interface IUniswapV2Router01 {<text:line-break/> <text:s text:c="3"/>function factory() external pure returns (address);<text:line-break/> <text:s text:c="3"/>function WETH() external pure returns (address);<text:line-break/><text:line-break/><text:soft-page-break/> <text:s text:c="3"/>function addLiquidity(<text:line-break/> <text:s text:c="7"/>address tokenA,<text:line-break/> <text:s text:c="7"/>address tokenB,<text:line-break/> <text:s text:c="7"/>uint amountADesired,<text:line-break/> <text:s text:c="7"/>uint amountBDesired,<text:line-break/> <text:s text:c="7"/>uint amountAMin,<text:line-break/> <text:s text:c="7"/>uint amountBMin,<text:line-break/> <text:s text:c="7"/>address to,<text:line-break/> <text:s text:c="7"/>uint deadline<text:line-break/> <text:s text:c="3"/>) external returns (uint amountA, uint amountB, uint liquidity);<text:line-break/> <text:s text:c="3"/>function addLiquidityETH(<text:line-break/> <text:s text:c="7"/>address token,<text:line-break/> <text:s text:c="7"/>uint amountTokenDesired,<text:line-break/> <text:s text:c="7"/>uint amountTokenMin,<text:line-break/> <text:s text:c="7"/>uint amountETHMin,<text:line-break/> <text:s text:c="7"/>address to,<text:line-break/> <text:s text:c="7"/>uint deadline<text:line-break/> <text:s text:c="3"/>) external payable returns (uint amountToken, uint amountETH, uint liquidity);<text:line-break/> <text:s text:c="3"/>function removeLiquidity(<text:line-break/> <text:s text:c="7"/>address tokenA,<text:line-break/> <text:s text:c="7"/>address tokenB,<text:line-break/> <text:s text:c="7"/>uint liquidity,<text:line-break/> <text:s text:c="7"/>uint amountAMin,<text:line-break/> <text:s text:c="7"/>uint amountBMin,<text:line-break/> <text:s text:c="7"/>address to,<text:line-break/> <text:s text:c="7"/>uint deadline<text:line-break/> <text:s text:c="3"/>) external returns (uint amountA, uint amountB);<text:line-break/> <text:s text:c="3"/>function removeLiquidityETH(<text:line-break/> <text:s text:c="7"/>address token,<text:line-break/> <text:s text:c="7"/>uint liquidity,<text:line-break/> <text:s text:c="7"/>uint amountTokenMin,<text:line-break/> <text:s text:c="7"/>uint amountETHMin,<text:line-break/> <text:s text:c="7"/>address to,<text:line-break/> <text:s text:c="7"/>uint deadline<text:line-break/> <text:s text:c="3"/>) external returns (uint amountToken, uint amountETH);<text:line-break/> <text:s text:c="3"/>function removeLiquidityWithPermit(<text:line-break/> <text:s text:c="7"/>address tokenA,<text:line-break/> <text:s text:c="7"/>address tokenB,<text:line-break/> <text:s text:c="7"/>uint liquidity,<text:line-break/> <text:s text:c="7"/>uint amountAMin,<text:line-break/> <text:s text:c="7"/>uint amountBMin,<text:line-break/> <text:s text:c="7"/>address to,<text:line-break/> <text:s text:c="7"/>uint deadline,<text:line-break/> <text:s text:c="7"/>bool approveMax, uint8 v, bytes32 r, bytes32 s<text:line-break/> <text:s text:c="3"/>) external returns (uint amountA, uint amountB);<text:line-break/> <text:s text:c="3"/>function removeLiquidityETHWithPermit(<text:line-break/> <text:s text:c="7"/>address token,<text:line-break/> <text:s text:c="7"/>uint liquidity,<text:line-break/> <text:s text:c="7"/>uint amountTokenMin,<text:line-break/><text:soft-page-break/> <text:s text:c="7"/>uint amountETHMin,<text:line-break/> <text:s text:c="7"/>address to,<text:line-break/> <text:s text:c="7"/>uint deadline,<text:line-break/> <text:s text:c="7"/>bool approveMax, uint8 v, bytes32 r, bytes32 s<text:line-break/> <text:s text:c="3"/>) external returns (uint amountToken, uint amountETH);<text:line-break/> <text:s text:c="3"/>function swapExactTokensForTokens(<text:line-break/> <text:s text:c="7"/>uint amountIn,<text:line-break/> <text:s text:c="7"/>uint amountOutMin,<text:line-break/> <text:s text:c="7"/>address[] calldata path,<text:line-break/> <text:s text:c="7"/>address to,<text:line-break/> <text:s text:c="7"/>uint deadline<text:line-break/> <text:s text:c="3"/>) external returns (uint[] memory amounts);<text:line-break/> <text:s text:c="3"/>function swapTokensForExactTokens(<text:line-break/> <text:s text:c="7"/>uint amountOut,<text:line-break/> <text:s text:c="7"/>uint amountInMax,<text:line-break/> <text:s text:c="7"/>address[] calldata path,<text:line-break/> <text:s text:c="7"/>address to,<text:line-break/> <text:s text:c="7"/>uint deadline<text:line-break/> <text:s text:c="3"/>) external returns (uint[] memory amounts);<text:line-break/> <text:s text:c="3"/>function swapExactETHForTokens(uint amountOutMin, address[] calldata path, address to, uint deadline)<text:line-break/> <text:s text:c="7"/>external<text:line-break/> <text:s text:c="7"/>payable<text:line-break/> <text:s text:c="7"/>returns (uint[] memory amounts);<text:line-break/> <text:s text:c="3"/>function swapTokensForExactETH(uint amountOut, uint amountInMax, address[] calldata path, address to, uint deadline)<text:line-break/> <text:s text:c="7"/>external<text:line-break/> <text:s text:c="7"/>returns (uint[] memory amounts);<text:line-break/> <text:s text:c="3"/>function swapExactTokensForETH(uint amountIn, uint amountOutMin, address[] calldata path, address to, uint deadline)<text:line-break/> <text:s text:c="7"/>external<text:line-break/> <text:s text:c="7"/>returns (uint[] memory amounts);<text:line-break/> <text:s text:c="3"/>function swapETHForExactTokens(uint amountOut, address[] calldata path, address to, uint deadline)<text:line-break/> <text:s text:c="7"/>external<text:line-break/> <text:s text:c="7"/>payable<text:line-break/> <text:s text:c="7"/>returns (uint[] memory amounts);<text:line-break/><text:line-break/> <text:s text:c="3"/>function quote(uint amountA, uint reserveA, uint reserveB) external pure returns (uint amountB);<text:line-break/> <text:s text:c="3"/>function getAmountOut(uint amountIn, uint reserveIn, uint reserveOut) external pure returns (uint amountOut);<text:line-break/> <text:s text:c="3"/>function getAmountIn(uint amountOut, uint reserveIn, uint reserveOut) external pure returns (uint amountIn);<text:line-break/> <text:s text:c="3"/>function getAmountsOut(uint amountIn, address[] calldata path) external view returns (uint[] memory amounts);<text:line-break/> <text:s text:c="3"/>function getAmountsIn(uint amountOut, address[] calldata path) external view returns (uint[] memory amounts);<text:line-break/>}<text:line-break/><text:line-break/><text:soft-page-break/>interface IUniswapV2Router02 is IUniswapV2Router01 {<text:line-break/> <text:s text:c="3"/>function removeLiquidityETHSupportingFeeOnTransferTokens(<text:line-break/> <text:s text:c="7"/>address token,<text:line-break/> <text:s text:c="7"/>uint liquidity,<text:line-break/> <text:s text:c="7"/>uint amountTokenMin,<text:line-break/> <text:s text:c="7"/>uint amountETHMin,<text:line-break/> <text:s text:c="7"/>address to,<text:line-break/> <text:s text:c="7"/>uint deadline<text:line-break/> <text:s text:c="3"/>) external returns (uint amountETH);<text:line-break/> <text:s text:c="3"/>function removeLiquidityETHWithPermitSupportingFeeOnTransferTokens(<text:line-break/> <text:s text:c="7"/>address token,<text:line-break/> <text:s text:c="7"/>uint liquidity,<text:line-break/> <text:s text:c="7"/>uint amountTokenMin,<text:line-break/> <text:s text:c="7"/>uint amountETHMin,<text:line-break/> <text:s text:c="7"/>address to,<text:line-break/> <text:s text:c="7"/>uint deadline,<text:line-break/> <text:s text:c="7"/>bool approveMax, uint8 v, bytes32 r, bytes32 s<text:line-break/> <text:s text:c="3"/>) external returns (uint amountETH);<text:line-break/><text:line-break/> <text:s text:c="3"/>function swapExactTokensForTokensSupportingFeeOnTransferTokens(<text:line-break/> <text:s text:c="7"/>uint amountIn,<text:line-break/> <text:s text:c="7"/>uint amountOutMin,<text:line-break/> <text:s text:c="7"/>address[] calldata path,<text:line-break/> <text:s text:c="7"/>address to,<text:line-break/> <text:s text:c="7"/>uint deadline<text:line-break/> <text:s text:c="3"/>) external;<text:line-break/> <text:s text:c="3"/>function swapExactETHForTokensSupportingFeeOnTransferTokens(<text:line-break/> <text:s text:c="7"/>uint amountOutMin,<text:line-break/> <text:s text:c="7"/>address[] calldata path,<text:line-break/> <text:s text:c="7"/>address to,<text:line-break/> <text:s text:c="7"/>uint deadline<text:line-break/> <text:s text:c="3"/>) external payable;<text:line-break/> <text:s text:c="3"/>function swapExactTokensForETHSupportingFeeOnTransferTokens(<text:line-break/> <text:s text:c="7"/>uint amountIn,<text:line-break/> <text:s text:c="7"/>uint amountOutMin,<text:line-break/> <text:s text:c="7"/>address[] calldata path,<text:line-break/> <text:s text:c="7"/>address to,<text:line-break/> <text:s text:c="7"/>uint deadline<text:line-break/> <text:s text:c="3"/>) external;<text:line-break/>}<text:line-break/><text:line-break/><text:line-break/><text:line-break/>contract JammaBeans is Context, IBEP20, Ownable {<text:line-break/> <text:s text:c="3"/>using SafeMath for uint256;<text:line-break/><text:line-break/> <text:s text:c="3"/>mapping (address =&gt; uint256) private _rOwned;<text:line-break/> <text:s text:c="3"/>mapping (address =&gt; uint256) private _tOwned;<text:line-break/> <text:s text:c="3"/>mapping (address =&gt; bool) private _isExcludedFromFee;<text:line-break/><text:soft-page-break/> <text:s text:c="3"/>mapping (address =&gt; bool) private _isExcluded;<text:line-break/> <text:s text:c="3"/>mapping (address =&gt; mapping (address =&gt; uint256)) private _allowances;<text:line-break/> <text:s text:c="3"/>mapping (address =&gt; bool) public _isExcludedFromAutoLiquidity;<text:line-break/><text:line-break/> <text:s text:c="3"/>address[] private _excluded;<text:line-break/> <text:s text:c="3"/>address public _marketingWallet;<text:line-break/> <text:s text:c="3"/>address public _burnAdderss;<text:line-break/> <text:s text:c="3"/>address public _airDropAdderss;<text:line-break/> <text:s text:c="3"/>address public _devAddress;<text:line-break/> <text:s text:c="2"/><text:line-break/> <text:s text:c="3"/>uint256 private constant MAX = ~uint256(0);<text:line-break/> <text:s text:c="3"/>uint256 private _tTotal = 100000000000000 * 10**9;<text:line-break/> <text:s text:c="3"/>uint256 private _rTotal = (MAX - (MAX % _tTotal));<text:line-break/> <text:s text:c="3"/>uint256 private _tFeeTotal;<text:line-break/><text:line-break/> <text:s text:c="3"/>string private constant _name <text:s text:c="4"/>= "JammaBeans";<text:line-break/> <text:s text:c="3"/>string private constant _symbol <text:s text:c="2"/>= "Jamma";<text:line-break/> <text:s text:c="3"/>uint8 <text:s/>private constant _decimals = 9;<text:line-break/> <text:s text:c="3"/><text:line-break/> <text:s text:c="3"/>uint256 public <text:s/>_taxFee <text:s text:c="6"/>= 3; // 3% of every transaction will be redistributed to holders<text:line-break/> <text:s text:c="3"/>uint256 public <text:s/>_liquidityFee = 3; // 3% of every transaction will be kept for liquidity<text:line-break/> <text:s text:c="3"/>uint256 public <text:s/>_marketingFee = 2; // 2% of every transaction will be sent to marketing wallet<text:line-break/> <text:s text:c="3"/>uint256 public <text:s/>_devFee <text:s text:c="5"/>= 2; // 2% of every transaction will be sent to Dev address<text:line-break/> <text:s text:c="3"/><text:line-break/> <text:s text:c="3"/>uint256 public _maxTxAmount <text:s text:c="18"/>= 100000000000000 * 10**9;<text:line-break/> <text:s text:c="3"/>uint256 private numTokensSellToAddToLiquidity = 50000000000 * 10**9;<text:line-break/> <text:s text:c="3"/><text:line-break/> <text:s text:c="3"/>// auto liquidity<text:line-break/> <text:s text:c="3"/>IUniswapV2Router02 public uniswapV2Router;<text:line-break/> <text:s text:c="3"/>address <text:s text:c="11"/>public uniswapV2Pair;<text:line-break/> <text:s text:c="3"/>bool inSwapAndLiquify;<text:line-break/> <text:s text:c="3"/>bool public swapAndLiquifyEnabled = true;<text:line-break/> <text:s text:c="3"/>event MinTokensBeforeSwapUpdated(uint256 minTokensBeforeSwap);<text:line-break/> <text:s text:c="3"/>event SwapAndLiquifyEnabledUpdated(bool enabled);<text:line-break/> <text:s text:c="3"/>event SwapAndLiquify(<text:line-break/> <text:s text:c="7"/>uint256 tokensSwapped,<text:line-break/> <text:s text:c="7"/>uint256 ethReceived,<text:line-break/> <text:s text:c="7"/>uint256 tokensIntoLiqudity<text:line-break/> <text:s text:c="3"/>);<text:line-break/> <text:s text:c="3"/><text:line-break/> <text:s text:c="3"/>modifier lockTheSwap {<text:line-break/> <text:s text:c="7"/>inSwapAndLiquify = true;<text:line-break/> <text:s text:c="7"/>_;<text:line-break/> <text:s text:c="7"/>inSwapAndLiquify = false;<text:line-break/> <text:s text:c="3"/>}<text:line-break/> <text:s text:c="3"/><text:line-break/> <text:s text:c="3"/>constructor () {<text:line-break/> <text:s text:c="7"/>_marketingWallet = 0xbdca7e5EaDA2A64E90c675b366C83BB23E68212D;<text:line-break/> <text:s text:c="7"/>_airDropAdderss = 0xe7Da7908aAF7a6d1ba72F130FCA7BeDBb7F010C5;<text:line-break/><text:soft-page-break/> <text:s text:c="7"/>_burnAdderss</text:p>
      <text:p text:style-name="Standard"><text:s/>= address(0);<text:line-break/> <text:s text:c="7"/>_devAddress = 0xb84B515fF4F69618FB40bf75be697606cD0C917F;<text:line-break/><text:line-break/><text:line-break/> <text:s text:c="7"/>_rOwned[_msgSender()] = _rTotal;<text:line-break/> <text:s text:c="5"/><text:line-break/> <text:s text:c="7"/><text:line-break/> <text:s text:c="7"/>// uniswap<text:line-break/> <text:s text:c="7"/>IUniswapV2Router02 _uniswapV2Router = IUniswapV2Router02(0x10ED43C718714eb63d5aA57B78B54704E256024E);<text:line-break/> <text:s text:c="7"/>uniswapV2Pair = IUniswapV2Factory(_uniswapV2Router.factory())<text:line-break/> <text:s text:c="11"/>.createPair(address(this), _uniswapV2Router.WETH());<text:line-break/> <text:s text:c="7"/>uniswapV2Router = _uniswapV2Router;<text:line-break/> <text:s text:c="7"/><text:line-break/> <text:s text:c="7"/>// exclude system contracts<text:line-break/> <text:s text:c="7"/>_isExcludedFromFee[owner()] <text:s text:c="9"/>= true;<text:line-break/> <text:s text:c="7"/>_isExcludedFromFee[address(this)] <text:s text:c="3"/>= true;<text:line-break/> <text:s text:c="7"/>_isExcludedFromFee[_marketingWallet] = true;<text:line-break/><text:line-break/> <text:s text:c="7"/>_isExcludedFromAutoLiquidity[uniswapV2Pair] <text:s text:c="11"/>= true;<text:line-break/> <text:s text:c="7"/>_isExcludedFromAutoLiquidity[address(uniswapV2Router)] = true;<text:line-break/> <text:s text:c="7"/><text:line-break/> <text:s text:c="7"/>emit Transfer(address(0), _msgSender(), _tTotal);<text:line-break/> <text:s text:c="3"/>}<text:line-break/><text:line-break/> <text:s text:c="3"/>function name() public pure returns (string memory) {<text:line-break/> <text:s text:c="7"/>return _name;<text:line-break/> <text:s text:c="3"/>}<text:line-break/><text:line-break/> <text:s text:c="3"/>function symbol() public pure returns (string memory) {<text:line-break/> <text:s text:c="7"/>return _symbol;<text:line-break/> <text:s text:c="3"/>}<text:line-break/><text:line-break/> <text:s text:c="3"/>function decimals() public pure returns (uint8) {<text:line-break/> <text:s text:c="7"/>return _decimals;<text:line-break/> <text:s text:c="3"/>}<text:line-break/><text:line-break/> <text:s text:c="3"/>function totalSupply() public view override returns (uint256) {<text:line-break/> <text:s text:c="8"/>uint256 tSupply = _tTotal; <text:s/><text:line-break/> <text:s text:c="8"/>tSupply = tSupply.sub(tokenFromReflection(_rOwned[address(0)]));<text:line-break/> <text:s text:c="7"/>return tSupply;<text:line-break/> <text:s text:c="3"/>}<text:line-break/><text:line-break/> <text:s text:c="3"/>function balanceOf(address account) public view override returns (uint256) {<text:line-break/> <text:s text:c="7"/>if (_isExcluded[account]) return _tOwned[account];<text:line-break/> <text:s text:c="7"/>return tokenFromReflection(_rOwned[account]);<text:line-break/> <text:s text:c="3"/>}<text:line-break/><text:line-break/><text:soft-page-break/> <text:s text:c="3"/>function transfer(address recipient, uint256 amount) public override returns (bool) {<text:line-break/> <text:s text:c="7"/>_transfer(_msgSender(), recipient, amount);<text:line-break/> <text:s text:c="7"/>return true;<text:line-break/> <text:s text:c="3"/>}<text:line-break/><text:line-break/> <text:s text:c="3"/>function allowance(address owner, address spender) public view override returns (uint256) {<text:line-break/> <text:s text:c="7"/>return _allowances[owner][spender];<text:line-break/> <text:s text:c="3"/>}<text:line-break/><text:line-break/> <text:s text:c="3"/>function approve(address spender, uint256 amount) public override returns (bool) {<text:line-break/> <text:s text:c="7"/>_approve(_msgSender(), spender, amount);<text:line-break/> <text:s text:c="7"/>return true;<text:line-break/> <text:s text:c="3"/>}<text:line-break/><text:line-break/> <text:s text:c="3"/>function transferFrom(address sender, address recipient, uint256 amount) public override returns (bool) {<text:line-break/> <text:s text:c="7"/>_transfer(sender, recipient, amount);<text:line-break/> <text:s text:c="7"/>_approve(sender, _msgSender(), _allowances[sender][_msgSender()].sub(amount, "BEP20: transfer amount exceeds allowance"));<text:line-break/> <text:s text:c="7"/>return true;<text:line-break/> <text:s text:c="3"/>}<text:line-break/><text:line-break/> <text:s text:c="3"/>function increaseAllowance(address spender, uint256 addedValue) public virtual returns (bool) {<text:line-break/> <text:s text:c="7"/>_approve(_msgSender(), spender, _allowances[_msgSender()][spender].add(addedValue));<text:line-break/> <text:s text:c="7"/>return true;<text:line-break/> <text:s text:c="3"/>}<text:line-break/><text:line-break/> <text:s text:c="3"/>function decreaseAllowance(address spender, uint256 subtractedValue) public virtual returns (bool) {<text:line-break/> <text:s text:c="7"/>_approve(_msgSender(), spender, _allowances[_msgSender()][spender].sub(subtractedValue,<text:line-break/> "BEP20: decreased allowance below zero"));<text:line-break/> <text:s text:c="7"/>return true;<text:line-break/> <text:s text:c="3"/>}<text:line-break/><text:line-break/> <text:s text:c="3"/>function isExcludedFromReward(address account) public view returns (bool) {<text:line-break/> <text:s text:c="7"/>return _isExcluded[account];<text:line-break/> <text:s text:c="3"/>}<text:line-break/><text:line-break/> <text:s text:c="3"/>function totalFees() public view returns (uint256) {<text:line-break/> <text:s text:c="7"/>return _tFeeTotal;<text:line-break/> <text:s text:c="3"/>}<text:line-break/><text:line-break/> <text:s text:c="3"/>function reflectionFromToken(uint256 tAmount, bool deductTransferFee) public view returns(uint256) {<text:line-break/> <text:s text:c="7"/>require(tAmount &lt;= _tTotal, "Amount must be less than supply");<text:line-break/> <text:s text:c="7"/>(, uint256 tFee, uint256 tLiquidity, uint256 tMarketing, uint256 tDev) = _getTValues(tAmount);<text:line-break/> <text:s text:c="7"/>uint256 currentRate = _getRate();<text:line-break/><text:line-break/> <text:s text:c="7"/>if (!deductTransferFee) {<text:line-break/><text:soft-page-break/> <text:s text:c="11"/>(uint256 rAmount,,) = _getRValues(tAmount, tFee, tLiquidity, tMarketing, tDev, currentRate);<text:line-break/> <text:s text:c="11"/>return rAmount;<text:line-break/><text:line-break/> <text:s text:c="7"/>} else {<text:line-break/> <text:s text:c="11"/>(, uint256 rTransferAmount,) = _getRValues(tAmount, tFee, tLiquidity, tMarketing, tDev, currentRate);<text:line-break/> <text:s text:c="11"/>return rTransferAmount;<text:line-break/> <text:s text:c="7"/>}<text:line-break/> <text:s text:c="3"/>}<text:line-break/><text:line-break/> <text:s text:c="3"/>function tokenFromReflection(uint256 rAmount) public view returns(uint256) {<text:line-break/> <text:s text:c="7"/>require(rAmount &lt;= _rTotal, "Amount must be less than total reflections");<text:line-break/><text:line-break/> <text:s text:c="7"/>uint256 currentRate = _getRate();<text:line-break/> <text:s text:c="7"/>return rAmount.div(currentRate);<text:line-break/> <text:s text:c="3"/>}<text:line-break/><text:line-break/> <text:s text:c="3"/>function excludeFromReward(address account) public onlyOwner {<text:line-break/> <text:s text:c="7"/>require(!_isExcluded[account], "Account is already excluded");<text:line-break/><text:line-break/> <text:s text:c="7"/>if (_rOwned[account] &gt; 0) {<text:line-break/> <text:s text:c="11"/>_tOwned[account] = tokenFromReflection(_rOwned[account]);<text:line-break/> <text:s text:c="7"/>}<text:line-break/> <text:s text:c="7"/>_isExcluded[account] = true;<text:line-break/> <text:s text:c="7"/>_excluded.push(account);<text:line-break/> <text:s text:c="3"/>}<text:line-break/><text:line-break/> <text:s text:c="3"/>function includeInReward(address account) external onlyOwner {<text:line-break/> <text:s text:c="7"/>require(_isExcluded[account], "Account is already included");<text:line-break/><text:line-break/> <text:s text:c="7"/>for (uint256 i = 0; i &lt; _excluded.length; i++) {<text:line-break/> <text:s text:c="11"/>if (_excluded[i] == account) {<text:line-break/> <text:s text:c="15"/>_excluded[i] = _excluded[_excluded.length - 1];<text:line-break/> <text:s text:c="15"/>_tOwned[account] = 0;<text:line-break/> <text:s text:c="15"/>_isExcluded[account] = false;<text:line-break/> <text:s text:c="15"/>_excluded.pop();<text:line-break/> <text:s text:c="15"/>break;<text:line-break/> <text:s text:c="11"/>}<text:line-break/> <text:s text:c="7"/>}<text:line-break/> <text:s text:c="3"/>}<text:line-break/><text:line-break/> <text:s text:c="3"/>function setExcludedFromFee(address account, bool e) external onlyOwner {<text:line-break/> <text:s text:c="7"/>_isExcludedFromFee[account] = e;<text:line-break/> <text:s text:c="3"/>}<text:line-break/> <text:s text:c="3"/><text:line-break/> <text:s text:c="3"/>function setTaxFeePercent(uint256 taxFee) external onlyOwner {<text:line-break/> <text:s text:c="7"/>_taxFee = taxFee;<text:line-break/> <text:s text:c="3"/>}<text:line-break/> <text:s text:c="3"/><text:line-break/><text:soft-page-break/> <text:s text:c="3"/>function setLiquidityFeePercent(uint256 liquidityFee) external onlyOwner {<text:line-break/> <text:s text:c="7"/>_liquidityFee = liquidityFee;<text:line-break/> <text:s text:c="3"/>}<text:line-break/><text:line-break/> <text:s text:c="3"/>function setMarketingFeePercent(uint256 marketingFee) external onlyOwner {<text:line-break/> <text:s text:c="7"/>_marketingFee = marketingFee;<text:line-break/> <text:s text:c="3"/>}<text:line-break/> <text:s text:c="3"/><text:line-break/> <text:s text:c="3"/>function setDevFeePercent(uint256 devFee) external onlyOwner {<text:line-break/> <text:s text:c="7"/>_devFee = devFee;<text:line-break/> <text:s text:c="3"/>}<text:line-break/> <text:s text:c="2"/><text:line-break/> <text:s text:c="3"/>function setMaxTxPercent(uint256 maxTxPercent) external onlyOwner {<text:line-break/> <text:s text:c="7"/>_maxTxAmount = _tTotal.mul(maxTxPercent).div(100);<text:line-break/> <text:s text:c="3"/>}<text:line-break/><text:line-break/> <text:s text:c="3"/>function setSwapAndLiquifyEnabled(bool _enabled) public onlyOwner {<text:line-break/> <text:s text:c="7"/>swapAndLiquifyEnabled = _enabled;<text:line-break/> <text:s text:c="7"/>emit SwapAndLiquifyEnabledUpdated(_enabled);<text:line-break/> <text:s text:c="3"/>}<text:line-break/> <text:s text:c="3"/><text:line-break/> <text:s text:c="3"/>receive() external payable {}<text:line-break/><text:line-break/> <text:s text:c="3"/>function setUniswapRouter(address r) external onlyOwner {<text:line-break/> <text:s text:c="7"/>IUniswapV2Router02 _uniswapV2Router = IUniswapV2Router02(r);<text:line-break/> <text:s text:c="7"/>uniswapV2Router = _uniswapV2Router;<text:line-break/> <text:s text:c="3"/>}<text:line-break/><text:line-break/> <text:s text:c="3"/>function setUniswapPair(address p) external onlyOwner {<text:line-break/> <text:s text:c="7"/>uniswapV2Pair = p;<text:line-break/> <text:s text:c="3"/>}<text:line-break/><text:line-break/> <text:s text:c="3"/>function setExcludedFromAutoLiquidity(address a, bool b) external onlyOwner {<text:line-break/> <text:s text:c="7"/>_isExcludedFromAutoLiquidity[a] = b;<text:line-break/> <text:s text:c="3"/>}<text:line-break/><text:line-break/> <text:s text:c="3"/>function _reflectFee(uint256 rFee, uint256 tFee) private {<text:line-break/> <text:s text:c="7"/>_rTotal <text:s text:c="3"/>= _rTotal.sub(rFee);<text:line-break/> <text:s text:c="7"/>_tFeeTotal = _tFeeTotal.add(tFee);<text:line-break/> <text:s text:c="3"/>}<text:line-break/><text:line-break/> <text:s text:c="3"/>function _getTValues(uint256 tAmount) private view returns (uint256, uint256, uint256, uint256, uint256) {<text:line-break/> <text:s text:c="7"/>uint256 tFee <text:s text:c="6"/>= tAmount.mul(_taxFee).div(100);<text:line-break/> <text:s text:c="7"/>uint256 tLiquidity = tAmount.mul(_liquidityFee).div(100);<text:line-break/> <text:s text:c="7"/>uint256 tMarketing = tAmount.mul(_marketingFee).div(100);<text:line-break/> <text:s text:c="7"/>uint256 tDev <text:s text:c="5"/>= tAmount.mul(_devFee).div(100);<text:line-break/> <text:s text:c="7"/>uint256 tTransferAmount = tAmount.sub(tFee);<text:line-break/> <text:s text:c="7"/>tTransferAmount = tTransferAmount.sub(tLiquidity);<text:line-break/><text:soft-page-break/> <text:s text:c="7"/>tTransferAmount = tTransferAmount.sub(tMarketing);<text:line-break/> <text:s text:c="7"/>tTransferAmount = tTransferAmount.sub(tDev);<text:line-break/> <text:s text:c="7"/>return (tTransferAmount, tFee, tLiquidity, tMarketing, tDev);<text:line-break/> <text:s text:c="3"/>}<text:line-break/><text:line-break/> <text:s text:c="3"/>function _getRValues(uint256 tAmount, uint256 tFee, uint256 tLiquidity, uint256 tMarketing, uint256 tDev, uint256 currentRate) private pure returns (uint256, uint256, uint256) {<text:line-break/> <text:s text:c="7"/>uint256 rAmount <text:s text:c="3"/>= tAmount.mul(currentRate);<text:line-break/> <text:s text:c="7"/>uint256 rFee <text:s text:c="6"/>= tFee.mul(currentRate);<text:line-break/> <text:s text:c="7"/>uint256 rLiquidity = tLiquidity.mul(currentRate);<text:line-break/> <text:s text:c="7"/>uint256 rMarketing = tMarketing.mul(currentRate);<text:line-break/> <text:s text:c="7"/>uint256 rDev <text:s text:c="5"/>= tDev.mul(currentRate);<text:line-break/> <text:s text:c="7"/>uint256 rTransferAmount = rAmount.sub(rFee);<text:line-break/> <text:s text:c="7"/>rTransferAmount = rTransferAmount.sub(rLiquidity);<text:line-break/> <text:s text:c="7"/>rTransferAmount = rTransferAmount.sub(rMarketing);<text:line-break/> <text:s text:c="7"/>rTransferAmount = rTransferAmount.sub(rDev);<text:line-break/> <text:s text:c="7"/>return (rAmount, rTransferAmount, rFee);<text:line-break/> <text:s text:c="3"/>}<text:line-break/><text:line-break/> <text:s text:c="3"/>function _getRate() private view returns(uint256) {<text:line-break/> <text:s text:c="7"/>(uint256 rSupply, uint256 tSupply) = _getCurrentSupply();<text:line-break/> <text:s text:c="7"/>return rSupply.div(tSupply);<text:line-break/> <text:s text:c="3"/>}<text:line-break/><text:line-break/> <text:s text:c="3"/>function _getCurrentSupply() private view returns(uint256, uint256) {<text:line-break/> <text:s text:c="7"/>uint256 rSupply = _rTotal;<text:line-break/> <text:s text:c="7"/>uint256 tSupply = _tTotal; <text:s text:c="5"/><text:line-break/> <text:s text:c="7"/>for (uint256 i = 0; i &lt; _excluded.length; i++) {<text:line-break/> <text:s text:c="11"/>if (_rOwned[_excluded[i]] &gt; rSupply || _tOwned[_excluded[i]] &gt; tSupply) return (_rTotal, _tTotal);<text:line-break/> <text:s text:c="11"/>rSupply = rSupply.sub(_rOwned[_excluded[i]]);<text:line-break/> <text:s text:c="11"/>tSupply = tSupply.sub(_tOwned[_excluded[i]]);<text:line-break/> <text:s text:c="7"/>}<text:line-break/> <text:s text:c="7"/>if (rSupply &lt; _rTotal.div(_tTotal)) return (_rTotal, _tTotal);<text:line-break/> <text:s text:c="7"/>return (rSupply, tSupply);<text:line-break/> <text:s text:c="3"/>}<text:line-break/> <text:s text:c="3"/><text:line-break/> <text:s text:c="3"/>function takeTransactionFee(address to, uint256 tAmount, uint256 currentRate) private {<text:line-break/> <text:s text:c="7"/>if (tAmount &lt;= 0) { return; }<text:line-break/><text:line-break/> <text:s text:c="7"/>uint256 rAmount = tAmount.mul(currentRate);<text:line-break/> <text:s text:c="7"/>_rOwned[to] = _rOwned[to].add(rAmount);<text:line-break/> <text:s text:c="7"/>if (_isExcluded[to]) {<text:line-break/> <text:s text:c="11"/>_tOwned[to] = _tOwned[to].add(tAmount);<text:line-break/> <text:s text:c="7"/>}<text:line-break/> <text:s text:c="3"/>}<text:line-break/> <text:s text:c="3"/><text:line-break/> <text:s text:c="3"/>function isExcludedFromFee(address account) public view returns(bool) {<text:line-break/> <text:s text:c="7"/>return _isExcludedFromFee[account];<text:line-break/><text:soft-page-break/> <text:s text:c="3"/>}<text:line-break/><text:line-break/> <text:s text:c="3"/>function _approve(address owner, address spender, uint256 amount) private {<text:line-break/> <text:s text:c="7"/>require(owner != address(0), "BEP20: approve from the zero address");<text:line-break/> <text:s text:c="7"/>require(spender != address(0), "BEP20: approve to the zero address");<text:line-break/><text:line-break/> <text:s text:c="7"/>_allowances[owner][spender] = amount;<text:line-break/> <text:s text:c="7"/>emit Approval(owner, spender, amount);<text:line-break/> <text:s text:c="3"/>}<text:line-break/><text:line-break/> <text:s text:c="3"/>function _transfer(<text:line-break/> <text:s text:c="7"/>address from,<text:line-break/> <text:s text:c="7"/>address to,<text:line-break/> <text:s text:c="7"/>uint256 amount<text:line-break/> <text:s text:c="3"/>) private {<text:line-break/> <text:s text:c="7"/>require(from != address(0), "BEP20: transfer from the zero address");<text:line-break/> <text:s text:c="3"/>// <text:s text:c="3"/>require(to != address(0), "BEP20: transfer to the zero address");<text:line-break/> <text:s text:c="7"/>require(amount &gt; 0, "Transfer amount must be greater than zero");<text:line-break/><text:line-break/> <text:s text:c="7"/>if (from != owner() &amp;&amp; to != owner()) {<text:line-break/> <text:s text:c="11"/>require(amount &lt;= _maxTxAmount, "Transfer amount exceeds the maxTxAmount.");<text:line-break/> <text:s text:c="7"/>}<text:line-break/><text:line-break/> <text:s text:c="7"/>/*<text:line-break/> <text:s text:c="11"/>- swapAndLiquify will be initiated when token balance of this contract<text:line-break/> <text:s text:c="11"/>has accumulated enough over the minimum number of tokens required.<text:line-break/> <text:s text:c="11"/>- don't get caught in</text:p>
      <text:p text:style-name="Standard"><text:s/>a circular liquidity event.<text:line-break/> <text:s text:c="11"/>- don't swapAndLiquify if sender is<text:line-break/> uniswap pair.<text:line-break/> <text:s text:c="7"/>*/<text:line-break/> <text:s text:c="7"/>uint256 contractTokenBalance = balanceOf(address(this));<text:line-break/> <text:s text:c="7"/><text:line-break/> <text:s text:c="7"/>if (contractTokenBalance &gt;= _maxTxAmount) {<text:line-break/> <text:s text:c="11"/>contractTokenBalance = _maxTxAmount;<text:line-break/> <text:s text:c="7"/>}<text:line-break/> <text:s text:c="7"/><text:line-break/> <text:s text:c="7"/>bool isOverMinTokenBalance = contractTokenBalance &gt;= numTokensSellToAddToLiquidity;<text:line-break/> <text:s text:c="7"/>if (<text:line-break/> <text:s text:c="11"/>isOverMinTokenBalance &amp;&amp;<text:line-break/> <text:s text:c="11"/>!inSwapAndLiquify &amp;&amp;<text:line-break/> <text:s text:c="11"/>!_isExcludedFromAutoLiquidity[from] &amp;&amp;<text:line-break/> <text:s text:c="11"/>swapAndLiquifyEnabled<text:line-break/> <text:s text:c="7"/>) {<text:line-break/> <text:s text:c="11"/>contractTokenBalance = numTokensSellToAddToLiquidity;<text:line-break/> <text:s text:c="11"/>swapAndLiquify(contractTokenBalance);<text:line-break/> <text:s text:c="7"/>}<text:line-break/><text:line-break/> <text:s text:c="7"/><text:line-break/><text:soft-page-break/> <text:s text:c="7"/>bool takeFee = true;<text:line-break/> <text:s text:c="7"/>if (_isExcludedFromFee[from] || _isExcludedFromFee[to]) {<text:line-break/> <text:s text:c="11"/>takeFee = false;<text:line-break/> <text:s text:c="7"/>}<text:line-break/> <text:s text:c="7"/>_tokenTransfer(from, to, amount, takeFee);<text:line-break/> <text:s text:c="3"/>}<text:line-break/><text:line-break/> <text:s text:c="3"/>function swapAndLiquify(uint256 contractTokenBalance) private lockTheSwap {<text:line-break/> <text:s text:c="7"/>// split contract balance into halves<text:line-break/> <text:s text:c="7"/>uint256 half <text:s text:c="5"/>= contractTokenBalance.div(2);<text:line-break/> <text:s text:c="7"/>uint256 otherHalf = contractTokenBalance.sub(half);<text:line-break/><text:line-break/> <text:s text:c="7"/>/*<text:line-break/> <text:s text:c="11"/>capture the contract's current BNB balance.<text:line-break/> <text:s text:c="11"/>this is so that we can capture exactly the amount of BNB that<text:line-break/> <text:s text:c="11"/>the swap creates, and not make the liquidity event include any BNB<text:line-break/> <text:s text:c="11"/>that has been manually sent to the contract.<text:line-break/> <text:s text:c="7"/>*/<text:line-break/> <text:s text:c="7"/>uint256 initialBalance = address(this).balance;<text:line-break/><text:line-break/> <text:s text:c="7"/>// swap tokens for BNB<text:line-break/> <text:s text:c="7"/>swapTokensForBnb(half);<text:line-break/><text:line-break/> <text:s text:c="7"/>// this is the amount of BNB that we just swapped into<text:line-break/> <text:s text:c="7"/>uint256 newBalance = address(this).balance.sub(initialBalance);<text:line-break/><text:line-break/> <text:s text:c="7"/>// add liquidity to uniswap<text:line-break/> <text:s text:c="7"/>addLiquidity(otherHalf, newBalance);<text:line-break/> <text:s text:c="7"/><text:line-break/> <text:s text:c="7"/>emit SwapAndLiquify(half, newBalance, otherHalf);<text:line-break/> <text:s text:c="3"/>}<text:line-break/><text:line-break/> <text:s text:c="3"/>function swapTokensForBnb(uint256 tokenAmount) private {<text:line-break/> <text:s text:c="7"/>// generate the uniswap pair path of token -&gt; weth<text:line-break/> <text:s text:c="7"/>address[] memory path = new address[](2);<text:line-break/> <text:s text:c="7"/>path[0] = address(this);<text:line-break/> <text:s text:c="7"/>path[1] = uniswapV2Router.WETH();<text:line-break/><text:line-break/> <text:s text:c="7"/>_approve(address(this), address(uniswapV2Router), tokenAmount);<text:line-break/><text:line-break/> <text:s text:c="7"/>// make the swap<text:line-break/> <text:s text:c="7"/>uniswapV2Router.swapExactTokensForETHSupportingFeeOnTransferTokens(<text:line-break/> <text:s text:c="11"/>tokenAmount,<text:line-break/> <text:s text:c="11"/>0, // accept any amount of BNB<text:line-break/> <text:s text:c="11"/>path,<text:line-break/> <text:s text:c="11"/>address(this),<text:line-break/> <text:s text:c="11"/>block.timestamp<text:line-break/> <text:s text:c="7"/>);<text:line-break/> <text:s text:c="3"/>}<text:line-break/><text:soft-page-break/><text:line-break/> <text:s text:c="3"/>function addLiquidity(uint256 tokenAmount, uint256 bnbAmount) private {<text:line-break/> <text:s text:c="7"/>// approve token transfer to cover all possible scenarios<text:line-break/> <text:s text:c="7"/>_approve(address(this), address(uniswapV2Router), tokenAmount);<text:line-break/><text:line-break/> <text:s text:c="7"/>// add the liquidity<text:line-break/> <text:s text:c="7"/>uniswapV2Router.addLiquidityETH{value: bnbAmount}(<text:line-break/> <text:s text:c="11"/>address(this),<text:line-break/><text:line-break/> <text:s text:c="11"/>tokenAmount,<text:line-break/> <text:s text:c="11"/>0, // slippage is unavoidable<text:line-break/> <text:s text:c="11"/>0, // slippage is unavoidable<text:line-break/> <text:s text:c="11"/>owner(),<text:line-break/> <text:s text:c="11"/>block.timestamp<text:line-break/> <text:s text:c="7"/>);<text:line-break/> <text:s text:c="3"/>}<text:line-break/><text:line-break/> <text:s text:c="3"/>function _tokenTransfer(address sender, address recipient, uint256 amount,bool takeFee) private {<text:line-break/> <text:s text:c="7"/>uint256 previousTaxFee <text:s text:c="6"/>= _taxFee;<text:line-break/> <text:s text:c="7"/>uint256 previousLiquidityFee = _liquidityFee;<text:line-break/> <text:s text:c="7"/>uint256 previousMarketingFee = _marketingFee;<text:line-break/> <text:s text:c="7"/>uint256 previousDevFee <text:s text:c="5"/>= _devFee;<text:line-break/><text:line-break/> <text:s text:c="7"/>if (!takeFee) {<text:line-break/> <text:s text:c="11"/>_taxFee <text:s text:c="6"/>= 0;<text:line-break/> <text:s text:c="11"/>_liquidityFee = 0;<text:line-break/> <text:s text:c="11"/>_marketingFee = 0;<text:line-break/> <text:s text:c="11"/>_devFee <text:s text:c="5"/>= 0;<text:line-break/> <text:s text:c="7"/>}<text:line-break/> <text:s text:c="7"/><text:line-break/> <text:s text:c="7"/>if (_isExcluded[sender] &amp;&amp; !_isExcluded[recipient]) {<text:line-break/> <text:s text:c="11"/>_transferFromExcluded(sender, recipient, amount);<text:line-break/><text:line-break/> <text:s text:c="7"/>} else if (!_isExcluded[sender] &amp;&amp; _isExcluded[recipient]) {<text:line-break/> <text:s text:c="11"/>_transferToExcluded(sender, recipient, amount);<text:line-break/><text:line-break/> <text:s text:c="7"/>} else if (!_isExcluded[sender] &amp;&amp; !_isExcluded[recipient]) {<text:line-break/> <text:s text:c="11"/>_transferStandard(sender, recipient, amount);<text:line-break/><text:line-break/> <text:s text:c="7"/>} else if (_isExcluded[sender] &amp;&amp; _isExcluded[recipient]) {<text:line-break/> <text:s text:c="11"/>_transferBothExcluded(sender, recipient, amount);<text:line-break/><text:line-break/> <text:s text:c="7"/>} else {<text:line-break/> <text:s text:c="11"/>_transferStandard(sender, recipient, amount);<text:line-break/> <text:s text:c="7"/>}<text:line-break/> <text:s text:c="7"/><text:line-break/> <text:s text:c="7"/>if (!takeFee) {<text:line-break/> <text:s text:c="11"/>_taxFee <text:s text:c="6"/>= previousTaxFee;<text:line-break/> <text:s text:c="11"/>_liquidityFee = previousLiquidityFee;<text:line-break/><text:soft-page-break/> <text:s text:c="11"/>_marketingFee = previousMarketingFee;<text:line-break/> <text:s text:c="11"/>_devFee <text:s text:c="5"/>= previousDevFee;<text:line-break/> <text:s text:c="7"/>}<text:line-break/> <text:s text:c="3"/>}<text:line-break/><text:line-break/> <text:s text:c="3"/>function _transferStandard(address sender, address recipient, uint256 tAmount) private {<text:line-break/> <text:s text:c="7"/>(uint256 tTransferAmount, uint256 tFee, uint256 tLiquidity, uint256 tMarketing, uint256 tDev) = _getTValues(tAmount);<text:line-break/> <text:s text:c="7"/>uint256 currentRate = _getRate();<text:line-break/> <text:s text:c="7"/>(uint256 rAmount, uint256 rTransferAmount, uint256 rFee) = _getRValues(tAmount, tFee, tLiquidity, tMarketing, tDev, currentRate);<text:line-break/><text:line-break/> <text:s text:c="7"/>_rOwned[sender] <text:s text:c="3"/>= _rOwned[sender].sub(rAmount);<text:line-break/> <text:s text:c="7"/>_rOwned[recipient] = _rOwned[recipient].add(rTransferAmount);<text:line-break/><text:line-break/> <text:s text:c="7"/>takeTransactionFee(address(this), tLiquidity, currentRate);<text:line-break/> <text:s text:c="7"/>takeTransactionFee(address(_marketingWallet), tMarketing, currentRate);<text:line-break/> <text:s text:c="7"/>takeTransactionFee(address(_devAddress), tDev, currentRate);<text:line-break/> <text:s text:c="7"/>_reflectFee(rFee, tFee);<text:line-break/> <text:s text:c="7"/>emit Transfer(sender, recipient, tTransferAmount);<text:line-break/> <text:s text:c="7"/>emit Transfer(sender, _marketingWallet, tMarketing);<text:line-break/> <text:s text:c="7"/>emit Transfer(sender, _devAddress, tDev);<text:line-break/> <text:s text:c="3"/>}<text:line-break/><text:line-break/> <text:s text:c="3"/>function _transferBothExcluded(address sender, address recipient, uint256 tAmount) private {<text:line-break/> <text:s text:c="7"/>(uint256 tTransferAmount, uint256 tFee, uint256 tLiquidity, uint256 tMarketing, uint256 tDev) = _getTValues(tAmount);<text:line-break/> <text:s text:c="7"/>uint256 currentRate = _getRate();<text:line-break/> <text:s text:c="7"/>(uint256 rAmount, uint256 rTransferAmount, uint256 rFee) = _getRValues(tAmount, tFee, tLiquidity, tMarketing, tDev, currentRate);<text:line-break/><text:line-break/> <text:s text:c="7"/>_tOwned[sender] = _tOwned[sender].sub(tAmount);<text:line-break/> <text:s text:c="7"/>_rOwned[sender] = _rOwned[sender].sub(rAmount);<text:line-break/> <text:s text:c="7"/>_tOwned[recipient] = _tOwned[recipient].add(tTransferAmount);<text:line-break/> <text:s text:c="7"/>_rOwned[recipient] = _rOwned[recipient].add(rTransferAmount);<text:line-break/><text:line-break/> <text:s text:c="7"/>takeTransactionFee(address(this), tLiquidity, currentRate);<text:line-break/> <text:s text:c="7"/>takeTransactionFee(address(_marketingWallet), tMarketing, currentRate);<text:line-break/> <text:s text:c="7"/>takeTransactionFee(address(_devAddress), tDev, currentRate);<text:line-break/> <text:s text:c="7"/>_reflectFee(rFee, tFee);<text:line-break/> <text:s text:c="7"/>emit Transfer(sender, recipient, tTransferAmount);<text:line-break/> <text:s text:c="7"/>emit Transfer(sender, _marketingWallet, tMarketing);<text:line-break/> <text:s text:c="7"/>emit Transfer(sender, _devAddress, tDev);<text:line-break/> <text:s text:c="3"/>}<text:line-break/><text:line-break/> <text:s text:c="3"/>function _transferToExcluded(address sender, address recipient, uint256 tAmount) private {<text:line-break/> <text:s text:c="7"/>(uint256 tTransferAmount, uint256 tFee, uint256 tLiquidity, uint256 tMarketing, uint256 tDev) = _getTValues(tAmount);<text:line-break/> <text:s text:c="7"/>uint256 currentRate = _getRate();<text:line-break/><text:soft-page-break/> <text:s text:c="7"/>(uint256 rAmount, uint256 rTransferAmount, uint256 rFee) = _getRValues(tAmount, tFee, tLiquidity, tMarketing, tDev, currentRate);<text:line-break/><text:line-break/> <text:s text:c="7"/>_rOwned[sender] = _rOwned[sender].sub(rAmount);<text:line-break/> <text:s text:c="7"/>_tOwned[recipient] = _tOwned[recipient].add(tTransferAmount);<text:line-break/> <text:s text:c="7"/>_rOwned[recipient] = _rOwned[recipient].add(rTransferAmount);<text:line-break/><text:line-break/> <text:s text:c="7"/>takeTransactionFee(address(this), tLiquidity, currentRate);<text:line-break/> <text:s text:c="7"/>takeTransactionFee(address(_marketingWallet), tMarketing, currentRate);<text:line-break/> <text:s text:c="7"/>takeTransactionFee(address(_devAddress), tDev, currentRate);<text:line-break/> <text:s text:c="7"/>_reflectFee(rFee, tFee);<text:line-break/> <text:s text:c="7"/>emit Transfer(sender, recipient, tTransferAmount);<text:line-break/> <text:s text:c="7"/>emit Transfer(sender, _marketingWallet, tMarketing);<text:line-break/> <text:s text:c="7"/>emit Transfer(sender, _devAddress, tDev);<text:line-break/> <text:s text:c="3"/>}<text:line-break/><text:line-break/> <text:s text:c="3"/>function _transferFromExcluded(address sender, address recipient, uint256 tAmount) private {<text:line-break/> <text:s text:c="7"/>(uint256 tTransferAmount, uint256 tFee, uint256 tLiquidity, uint256 tMarketing, uint256 tDev) = _getTValues(tAmount);<text:line-break/> <text:s text:c="7"/>uint256 currentRate = _getRate();<text:line-break/> <text:s text:c="7"/>(uint256 rAmount, uint256 rTransferAmount, uint256 rFee) = _getRValues(tAmount, tFee, tLiquidity, tMarketing, tDev, currentRate);<text:line-break/><text:line-break/> <text:s text:c="7"/>_tOwned[sender] = _tOwned[sender].sub(tAmount);<text:line-break/> <text:s text:c="7"/>_rOwned[sender] = _rOwned[sender].sub(rAmount);<text:line-break/> <text:s text:c="7"/>_rOwned[recipient] = _rOwned[recipient].add(rTransferAmount);<text:line-break/> <text:s text:c="7"/><text:line-break/> <text:s text:c="7"/>takeTransactionFee(address(this), tLiquidity, currentRate);<text:line-break/> <text:s text:c="7"/>takeTransactionFee(address(_marketingWallet), tMarketing, currentRate);<text:line-break/> <text:s text:c="7"/>takeTransactionFee(address(_devAddress), tDev, currentRate);<text:line-break/> <text:s text:c="7"/>_reflectFee(rFee, tFee);<text:line-break/> <text:s text:c="7"/>emit Transfer(sender, recipient, tTransferAmount);<text:line-break/> <text:s text:c="7"/>emit Transfer(sender, _marketingWallet, tMarketing);<text:line-break/> <text:s text:c="7"/>emit Transfer(sender, _devAddress, tDev);<text:line-break/> <text:s text:c="3"/>}<text:line-break/>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8T21:46:24.57</meta:creation-date>
    <dc:date>2021-06-12T13:20:45.076000000</dc:date>
    <meta:editing-duration>P1DT21H15M28S</meta:editing-duration>
    <meta:editing-cycles>12</meta:editing-cycles>
    <meta:generator>LibreOffice/7.0.6.2$Windows_X86_64 LibreOffice_project/144abb84a525d8e30c9dbbefa69cbbf2d8d4ae3b</meta:generator>
    <meta:print-date>2021-06-09T12:58:44.49</meta:print-date>
    <meta:document-statistic meta:table-count="0" meta:image-count="0" meta:object-count="0" meta:page-count="21" meta:paragraph-count="4" meta:word-count="3554" meta:character-count="38035" meta:non-whitespace-character-count="27233"/>
  </office:meta>
</office:document-meta>
</file>